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15cm" fo:min-width="8.517cm"/>
    </style:style>
    <style:style style:name="gr2" style:family="graphic" style:parent-style-name="standard">
      <style:graphic-properties draw:textarea-horizontal-align="justify" draw:textarea-vertical-align="middle" draw:auto-grow-height="false" fo:min-height="3.065cm" fo:min-width="8.517cm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617cm" fo:min-width="3.818cm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1.617cm" fo:min-width="3.818cm"/>
    </style:style>
    <style:style style:name="gr5" style:family="graphic" style:parent-style-name="standard">
      <style:graphic-properties draw:textarea-horizontal-align="justify" draw:textarea-vertical-align="middle" draw:auto-grow-height="false" fo:min-height="1.617cm" fo:min-width="3.818cm"/>
    </style:style>
    <style:style style:name="gr6" style:family="graphic" style:parent-style-name="standard">
      <style:graphic-properties draw:textarea-horizontal-align="justify" draw:textarea-vertical-align="middle" draw:auto-grow-height="false" fo:min-height="1.774cm" fo:min-width="3.818cm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82cm" fo:min-width="3.818cm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839cm" fo:min-width="3.818cm"/>
    </style:style>
    <style:style style:name="gr9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5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9.017cm" svg:height="0.965cm" svg:x="3.764cm" svg:y="3.48cm">
          <text:p text:style-name="P1">REST API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9.017cm" svg:height="3.315cm" svg:x="3.764cm" svg:y="4.572cm">
          <text:p text:style-name="P1">Backend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318cm" svg:height="1.867cm" svg:x="0.716cm" svg:y="0.208cm">
          <text:p text:style-name="P2">Frontend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4.318cm" svg:height="1.867cm" svg:x="6.116cm" svg:y="0.208cm">
          <text:p text:style-name="P2">Interface</text:p>
          <text:p text:style-name="P2">Library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4.318cm" svg:height="1.867cm" svg:x="11.616cm" svg:y="0.208cm">
          <text:p text:style-name="P2">Interface</text:p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4.318cm" svg:height="2.024cm" svg:x="11.892cm" svg:y="9.311cm">
          <text:p text:style-name="P2">Compute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4.318cm" svg:height="2.07cm" svg:x="0.208cm" svg:y="9.265cm">
          <text:p text:style-name="P2">Compute</text:p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8" draw:text-style-name="P2" xml:id="id3" draw:id="id3" draw:layer="layout" svg:width="4.318cm" svg:height="2.089cm" svg:x="6.125cm" svg:y="9.246cm">
          <text:p text:style-name="P2">Compute</text:p>
          <text:p text:style-name="P2">Worke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2.367cm" svg:y1="9.265cm" svg:x2="8.272cm" svg:y2="7.887cm" draw:start-shape="id1" draw:start-glue-point="0" draw:end-shape="id2" draw:end-glue-point="2" svg:d="M2367 9265v-689h5905v-689" svg:viewBox="0 0 5906 1379">
          <text:p/>
        </draw:connector>
        <draw:connector draw:style-name="gr9" draw:text-style-name="P1" draw:layer="layout" svg:x1="8.284cm" svg:y1="9.246cm" svg:x2="8.272cm" svg:y2="7.887cm" draw:start-shape="id3" draw:start-glue-point="0" draw:end-shape="id2" draw:end-glue-point="2" svg:d="M8284 9246v-680h-12v-679" svg:viewBox="0 0 13 1360">
          <text:p/>
        </draw:connector>
        <draw:connector draw:style-name="gr9" draw:text-style-name="P1" draw:layer="layout" svg:x1="14.051cm" svg:y1="9.311cm" svg:x2="8.272cm" svg:y2="7.887cm" draw:start-shape="id4" draw:start-glue-point="0" draw:end-shape="id2" draw:end-glue-point="2" svg:d="M14051 9311v-712h-5779v-712" svg:viewBox="0 0 5780 1425">
          <text:p/>
        </draw:connector>
        <draw:connector draw:style-name="gr9" draw:text-style-name="P1" draw:layer="layout" svg:x1="2.875cm" svg:y1="2.075cm" svg:x2="8.272cm" svg:y2="3.48cm" draw:start-shape="id5" draw:start-glue-point="2" draw:end-shape="id6" draw:end-glue-point="0" svg:d="M2875 2075v702h5397v703" svg:viewBox="0 0 5398 1406">
          <text:p/>
        </draw:connector>
        <draw:connector draw:style-name="gr9" draw:text-style-name="P1" draw:layer="layout" svg:x1="8.275cm" svg:y1="2.075cm" svg:x2="8.272cm" svg:y2="3.48cm" draw:start-shape="id7" draw:start-glue-point="2" draw:end-shape="id6" draw:end-glue-point="0" svg:d="M8275 2075v702h-3v703" svg:viewBox="0 0 4 1406">
          <text:p/>
        </draw:connector>
        <draw:connector draw:style-name="gr9" draw:text-style-name="P1" draw:layer="layout" svg:x1="13.775cm" svg:y1="2.075cm" svg:x2="8.272cm" svg:y2="3.48cm" draw:start-shape="id8" draw:start-glue-point="2" draw:end-shape="id6" draw:end-glue-point="0" svg:d="M13775 2075v702h-5503v703" svg:viewBox="0 0 5504 14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13T11:37:41.929034133</meta:creation-date>
    <dc:date>2022-05-13T12:36:21.852095942</dc:date>
    <meta:editing-duration>PT12M36S</meta:editing-duration>
    <meta:editing-cycles>13</meta:editing-cycles>
    <meta:generator>LibreOffice/6.0.7.3$Linux_X86_64 LibreOffice_project/00m0$Build-3</meta:generator>
    <meta:document-statistic meta:object-count="14"/>
  </office:meta>
</office:document-meta>
</file>